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sans-serif" svg:font-family="sans-serif"/>
    <style:font-face style:name="Garamond1" svg:font-family="Garamond" style:font-family-generic="roman"/>
    <style:font-face style:name="garamond" svg:font-family="garamond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name-asian="Garamond" style:font-size-asian="18pt" style:font-weight-asian="bold" style:font-name-complex="Garamond" style:font-size-complex="18pt" style:font-weight-complex="bold"/>
    </style:style>
    <style:style style:name="P2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size-asian="18pt" style:font-weight-asian="bold" style:font-name-complex="Garamond" style:font-size-complex="18pt" style:font-weight-complex="bold"/>
    </style:style>
    <style:style style:name="P3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paragraph-rsid="0013f1a4" fo:background-color="transparent" style:font-size-asian="18pt" style:font-name-complex="Garamond" style:font-size-complex="18pt"/>
    </style:style>
    <style:style style:name="P4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rsid="0013f1a4" officeooo:paragraph-rsid="0013f1a4" fo:background-color="transparent" style:font-size-asian="18pt" style:font-name-complex="Garamond" style:font-size-complex="18pt"/>
    </style:style>
    <style:style style:name="P5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3f1a4" fo:background-color="transparent" style:font-size-asian="16pt" style:font-weight-asian="bold" style:font-name-complex="Garamond" style:font-size-complex="16pt" style:font-weight-complex="bold"/>
    </style:style>
    <style:style style:name="P6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3f1a4" fo:background-color="transparent" style:font-size-asian="16pt" style:font-weight-asian="bold" style:font-name-complex="Garamond" style:font-size-complex="16pt" style:font-weight-complex="bold"/>
    </style:style>
    <style:style style:name="P7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ceeef" fo:background-color="transparent" style:font-size-asian="16pt" style:font-weight-asian="bold" style:font-name-complex="Garamond" style:font-size-complex="16pt" style:font-weight-complex="bold"/>
    </style:style>
    <style:style style:name="P8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9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10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11" style:family="paragraph" style:parent-style-name="Standard">
      <style:paragraph-properties fo:line-height="100%" fo:text-align="start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12" style:family="paragraph" style:parent-style-name="Standard">
      <style:paragraph-properties fo:line-height="100%" fo:text-align="justify" style:justify-single-word="false" style:writing-mode="lr-tb"/>
      <style:text-properties style:font-name="Garamond" officeooo:rsid="0013f1a4" officeooo:paragraph-rsid="001ceeef" fo:background-color="transparent" style:font-name-complex="Garamond"/>
    </style:style>
    <style:style style:name="P13" style:family="paragraph" style:parent-style-name="Standard">
      <style:paragraph-properties fo:line-height="100%" fo:text-align="center" style:justify-single-word="false" style:writing-mode="lr-tb"/>
      <style:text-properties style:font-name="sans-serif" fo:font-size="12pt" officeooo:paragraph-rsid="0013f1a4"/>
    </style:style>
    <style:style style:name="P14" style:family="paragraph" style:parent-style-name="Standard">
      <style:paragraph-properties fo:line-height="100%" fo:text-align="center" style:justify-single-word="false" style:writing-mode="lr-tb"/>
      <style:text-properties style:use-window-font-color="true" style:font-name="Garamond" fo:font-size="16pt" fo:language="fr" fo:country="FR" style:text-underline-style="solid" style:text-underline-width="auto" style:text-underline-color="font-color" fo:font-weight="bold" officeooo:rsid="0013f1a4" officeooo:paragraph-rsid="0013f1a4" style:letter-kerning="true" fo:background-color="transparent" style:font-name-asian="Droid Sans Fallback1" style:font-size-asian="16pt" style:language-asian="zh" style:country-asian="CN" style:font-weight-asian="bold" style:font-name-complex="Garamond" style:font-size-complex="16pt" style:language-complex="hi" style:country-complex="IN" style:font-weight-complex="bold"/>
    </style:style>
    <style:style style:name="P15" style:family="paragraph" style:parent-style-name="Standard">
      <style:paragraph-properties fo:line-height="100%" fo:text-align="center" style:justify-single-word="false" style:writing-mode="lr-tb"/>
      <style:text-properties style:use-window-font-color="true" style:font-name="Garamond" fo:font-size="16pt" fo:language="fr" fo:country="FR" style:text-underline-style="solid" style:text-underline-width="auto" style:text-underline-color="font-color" fo:font-weight="bold" officeooo:rsid="0013f1a4" officeooo:paragraph-rsid="001ceeef" style:letter-kerning="true" fo:background-color="transparent" style:font-name-asian="Droid Sans Fallback1" style:font-size-asian="16pt" style:language-asian="zh" style:country-asian="CN" style:font-weight-asian="bold" style:font-name-complex="Garamond" style:font-size-complex="16pt" style:language-complex="hi" style:country-complex="IN" style:font-weight-complex="bold"/>
    </style:style>
    <style:style style:name="P16" style:family="paragraph" style:parent-style-name="Standard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3f1a4" fo:hyphenate="false" fo:hyphenation-remain-char-count="2" fo:hyphenation-push-char-count="2"/>
    </style:style>
    <style:style style:name="P17" style:family="paragraph" style:parent-style-name="Heading_20_1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size-asian="18pt" style:font-weight-asian="bold" style:font-name-complex="Garamond" style:font-size-complex="18pt" style:font-weight-complex="bold"/>
    </style:style>
    <style:style style:name="P18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/>
      <style:text-properties style:font-name="Garamond" officeooo:rsid="0013f1a4" officeooo:paragraph-rsid="00174ae6" fo:background-color="transparent" style:font-name-complex="Garamond"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20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weight="bold" officeooo:rsid="003b4dd2" officeooo:paragraph-rsid="003b4dd2" fo:background-color="transparent" style:font-size-asian="10.5pt" style:font-weight-asian="bold" style:font-name-complex="Garamond" style:font-size-complex="12pt" style:font-weight-complex="bold" fo:hyphenate="false" fo:hyphenation-remain-char-count="2" fo:hyphenation-push-char-count="2"/>
    </style:style>
    <style:style style:name="P22" style:family="paragraph" style:parent-style-name="Standard" style:master-page-name="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officeooo:rsid="0013f1a4" officeooo:paragraph-rsid="00174ae6" fo:background-color="transparent" style:font-name-complex="Garamond" fo:hyphenate="false" fo:hyphenation-remain-char-count="2" fo:hyphenation-push-char-count="2"/>
    </style:style>
    <style:style style:name="P23" style:family="paragraph" style:parent-style-name="Standard" style:master-page-name="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19f68e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24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9f68e" fo:hyphenate="false" fo:hyphenation-remain-char-count="2" fo:hyphenation-push-char-count="2"/>
    </style:style>
    <style:style style:name="P25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26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373b10" fo:hyphenate="false" fo:hyphenation-remain-char-count="2" fo:hyphenation-push-char-count="2"/>
    </style:style>
    <style:style style:name="P27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4506ea" fo:hyphenate="false" fo:hyphenation-remain-char-count="2" fo:hyphenation-push-char-count="2"/>
    </style:style>
    <style:style style:name="P28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6pt" officeooo:paragraph-rsid="001ceeef" style:font-size-asian="16pt" style:font-size-complex="16pt" fo:hyphenate="false" fo:hyphenation-remain-char-count="2" fo:hyphenation-push-char-count="2"/>
    </style:style>
    <style:style style:name="P29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6pt" officeooo:paragraph-rsid="0019f68e" style:font-size-asian="16pt" style:font-size-complex="16pt" fo:hyphenate="false" fo:hyphenation-remain-char-count="2" fo:hyphenation-push-char-count="2"/>
    </style:style>
    <style:style style:name="P30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 fo:hyphenate="false" fo:hyphenation-remain-char-count="2" fo:hyphenation-push-char-count="2"/>
    </style:style>
    <style:style style:name="P31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 fo:hyphenate="false" fo:hyphenation-remain-char-count="2" fo:hyphenation-push-char-count="2"/>
    </style:style>
    <style:style style:name="P32" style:family="paragraph" style:parent-style-name="Standard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5pt" style:text-underline-style="none" fo:font-weight="bold" officeooo:rsid="0013f1a4" officeooo:paragraph-rsid="0019f68e" fo:background-color="transparent" style:font-size-asian="15pt" style:font-weight-asian="bold" style:font-name-complex="Garamond" style:font-size-complex="15pt" style:font-weight-complex="bold" fo:hyphenate="false" fo:hyphenation-remain-char-count="2" fo:hyphenation-push-char-count="2"/>
    </style:style>
    <style:style style:name="P33" style:family="paragraph" style:parent-style-name="Standard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fo:font-size="16pt" officeooo:paragraph-rsid="001ceeef" style:font-size-asian="16pt" style:font-size-complex="16pt" fo:hyphenate="false" fo:hyphenation-remain-char-count="2" fo:hyphenation-push-char-count="2"/>
    </style:style>
    <style:style style:name="P34" style:family="paragraph" style:parent-style-name="Standard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35" style:family="paragraph" style:parent-style-name="Standard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496610" fo:hyphenate="false" fo:hyphenation-remain-char-count="2" fo:hyphenation-push-char-count="2"/>
    </style:style>
    <style:style style:name="P3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9f68e" officeooo:paragraph-rsid="001ceeef" fo:background-color="#ffff00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3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9f68e" officeooo:paragraph-rsid="002bed98" fo:background-color="#ffff00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weight="bold" officeooo:rsid="0013f1a4" officeooo:paragraph-rsid="0019f68e" fo:background-color="transparent" style:font-size-asian="10.5pt" style:font-weight-asian="bold" style:font-name-complex="Garamond" style:font-size-complex="12pt" style:font-weight-complex="bold" fo:hyphenate="false" fo:hyphenation-remain-char-count="2" fo:hyphenation-push-char-count="2"/>
    </style:style>
    <style:style style:name="P3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weight="bold" officeooo:rsid="0013f1a4" officeooo:paragraph-rsid="001ceeef" fo:background-color="transparent" style:font-size-asian="10.5pt" style:font-weight-asian="bold" style:font-name-complex="Garamond" style:font-size-complex="12pt" style:font-weight-complex="bold" fo:hyphenate="false" fo:hyphenation-remain-char-count="2" fo:hyphenation-push-char-count="2"/>
    </style:style>
    <style:style style:name="P4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style:text-underline-style="none" fo:font-weight="normal" officeooo:rsid="001daede" officeooo:paragraph-rsid="001daede" fo:background-color="transparent" style:font-size-asian="10.5pt" style:font-weight-asian="normal" style:font-name-complex="Garamond" style:font-size-complex="12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9f68e" fo:background-color="transparent" style:font-name-complex="Garamond" fo:hyphenate="false" fo:hyphenation-remain-char-count="2" fo:hyphenation-push-char-count="2"/>
    </style:style>
    <style:style style:name="P4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4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373b10" fo:background-color="transparent" style:font-name-complex="Garamond" fo:hyphenate="false" fo:hyphenation-remain-char-count="2" fo:hyphenation-push-char-count="2"/>
    </style:style>
    <style:style style:name="P4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ceeef" officeooo:paragraph-rsid="001ceeef" fo:background-color="transparent" style:font-name-complex="Garamond" fo:hyphenate="false" fo:hyphenation-remain-char-count="2" fo:hyphenation-push-char-count="2"/>
    </style:style>
    <style:style style:name="P4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daede" officeooo:paragraph-rsid="00223cea" fo:background-color="transparent" style:font-name-complex="Garamond" fo:hyphenate="false" fo:hyphenation-remain-char-count="2" fo:hyphenation-push-char-count="2"/>
    </style:style>
    <style:style style:name="P4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223cea" officeooo:paragraph-rsid="00223cea" fo:background-color="transparent" style:font-name-complex="Garamond" fo:hyphenate="false" fo:hyphenation-remain-char-count="2" fo:hyphenation-push-char-count="2"/>
    </style:style>
    <style:style style:name="P4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45e8c1" officeooo:paragraph-rsid="0045e8c1" fo:background-color="transparent" style:font-name-complex="Garamond" fo:hyphenate="false" fo:hyphenation-remain-char-count="2" fo:hyphenation-push-char-count="2"/>
    </style:style>
    <style:style style:name="P4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46200f" officeooo:paragraph-rsid="0046200f" fo:background-color="transparent" style:font-name-complex="Garamond" fo:hyphenate="false" fo:hyphenation-remain-char-count="2" fo:hyphenation-push-char-count="2"/>
    </style:style>
    <style:style style:name="P4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46f756" officeooo:paragraph-rsid="0046f756" fo:background-color="transparent" style:font-name-complex="Garamond" fo:hyphenate="false" fo:hyphenation-remain-char-count="2" fo:hyphenation-push-char-count="2"/>
    </style:style>
    <style:style style:name="P5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47a4a9" officeooo:paragraph-rsid="0047a4a9" fo:background-color="transparent" style:font-name-complex="Garamond" fo:hyphenate="false" fo:hyphenation-remain-char-count="2" fo:hyphenation-push-char-count="2"/>
    </style:style>
    <style:style style:name="P5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47a4a9" officeooo:paragraph-rsid="00493e5d" fo:background-color="transparent" style:font-name-complex="Garamond" fo:hyphenate="false" fo:hyphenation-remain-char-count="2" fo:hyphenation-push-char-count="2"/>
    </style:style>
    <style:style style:name="P5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47a4a9" officeooo:paragraph-rsid="00496610" fo:background-color="transparent" style:font-name-complex="Garamond" fo:hyphenate="false" fo:hyphenation-remain-char-count="2" fo:hyphenation-push-char-count="2"/>
    </style:style>
    <style:style style:name="P5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6pt" style:text-underline-style="none" fo:font-weight="bold" officeooo:rsid="0013f1a4" officeooo:paragraph-rsid="001ceeef" fo:background-color="transparent" style:font-size-asian="16pt" style:font-weight-asian="bold" style:font-name-complex="Garamond" style:font-size-complex="16pt" style:font-weight-complex="bold" fo:hyphenate="false" fo:hyphenation-remain-char-count="2" fo:hyphenation-push-char-count="2"/>
    </style:style>
    <style:style style:name="P5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1ceeef" fo:background-color="#ffff00" fo:hyphenate="false" fo:hyphenation-remain-char-count="2" fo:hyphenation-push-char-count="2"/>
    </style:style>
    <style:style style:name="P5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1" officeooo:rsid="0020834d" officeooo:paragraph-rsid="0020834d" fo:background-color="transparent" fo:hyphenate="false" fo:hyphenation-remain-char-count="2" fo:hyphenation-push-char-count="2"/>
    </style:style>
    <style:style style:name="P5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2a0925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2bed98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2bed98" officeooo:paragraph-rsid="002bed98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ceeef" officeooo:paragraph-rsid="002e4346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ceeef" officeooo:paragraph-rsid="00431aaa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ceeef" officeooo:paragraph-rsid="0043c228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2e4346" officeooo:paragraph-rsid="002e4346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383381" officeooo:paragraph-rsid="003b4dd2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383381" officeooo:paragraph-rsid="003c84a3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431aaa" officeooo:paragraph-rsid="00431aaa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2cc703" style:letter-kerning="true" fo:background-color="transparent" style:font-name-asian="Droid Sans Fallback1" style:font-size-asian="10.5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335905" style:letter-kerning="true" fo:background-color="transparent" style:font-name-asian="Droid Sans Fallback1" style:font-size-asian="10.5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3f1a4" officeooo:paragraph-rsid="001ceeef" style:letter-kerning="true" fo:background-color="transparent" style:font-name-asian="Droid Sans Fallback1" style:font-size-asian="10.5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7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3b4dd2" officeooo:paragraph-rsid="003b4dd2" style:letter-kerning="true" fo:background-color="transparent" style:font-name-asian="Droid Sans Fallback1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7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style:text-underline-style="none" fo:font-weight="normal" officeooo:rsid="00223cea" officeooo:paragraph-rsid="00360ea4" style:letter-kerning="true" fo:background-color="transparent" style:font-name-asian="Droid Sans Fallback1" style:font-size-asian="12pt" style:language-asian="zh" style:country-asian="CN" style:font-weight-asian="normal" style:font-name-complex="Garamond" style:font-size-complex="12pt" style:language-complex="hi" style:country-complex="IN" style:font-weight-complex="normal" fo:hyphenate="false" fo:hyphenation-remain-char-count="2" fo:hyphenation-push-char-count="2"/>
    </style:style>
    <style:style style:name="P7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style:text-underline-style="none" fo:font-weight="normal" officeooo:rsid="00223cea" officeooo:paragraph-rsid="003e4534" style:letter-kerning="true" fo:background-color="transparent" style:font-name-asian="Droid Sans Fallback1" style:font-size-asian="12pt" style:language-asian="zh" style:country-asian="CN" style:font-weight-asian="normal" style:font-name-complex="Garamond" style:font-size-complex="12pt" style:language-complex="hi" style:country-complex="IN" style:font-weight-complex="normal" fo:hyphenate="false" fo:hyphenation-remain-char-count="2" fo:hyphenation-push-char-count="2"/>
    </style:style>
    <style:style style:name="P7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style:text-underline-style="none" fo:font-weight="normal" officeooo:rsid="00223cea" officeooo:paragraph-rsid="004506ea" style:letter-kerning="true" fo:background-color="transparent" style:font-name-asian="Droid Sans Fallback1" style:font-size-asian="12pt" style:language-asian="zh" style:country-asian="CN" style:font-weight-asian="normal" style:font-name-complex="Garamond" style:font-size-complex="12pt" style:language-complex="hi" style:country-complex="IN" style:font-weight-complex="normal" fo:hyphenate="false" fo:hyphenation-remain-char-count="2" fo:hyphenation-push-char-count="2"/>
    </style:style>
    <style:style style:name="P7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2386e3" officeooo:paragraph-rsid="0041a146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7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46f756" officeooo:paragraph-rsid="0047a4a9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7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4b458f" officeooo:paragraph-rsid="004b458f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7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19f68e" fo:background-color="transparent" fo:hyphenate="false" fo:hyphenation-remain-char-count="2" fo:hyphenation-push-char-count="2"/>
    </style:style>
    <style:style style:name="P7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rsid="004b458f" officeooo:paragraph-rsid="004b458f" fo:background-color="transparent" fo:hyphenate="false" fo:hyphenation-remain-char-count="2" fo:hyphenation-push-char-count="2"/>
    </style:style>
    <style:style style:name="P7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223cea" officeooo:paragraph-rsid="00360ea4" fo:background-color="transparent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8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style:text-underline-style="none" fo:font-weight="normal" officeooo:rsid="00223cea" officeooo:paragraph-rsid="00360ea4" fo:background-color="transparent" style:font-size-asian="12pt" style:font-weight-asian="normal" style:font-name-complex="Garamond" style:font-size-complex="12pt" style:font-weight-complex="normal" fo:hyphenate="false" fo:hyphenation-remain-char-count="2" fo:hyphenation-push-char-count="2"/>
    </style:style>
    <style:style style:name="P81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82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9f68e" fo:hyphenate="false" fo:hyphenation-remain-char-count="2" fo:hyphenation-push-char-count="2"/>
    </style:style>
    <style:style style:name="P83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4506ea" fo:hyphenate="false" fo:hyphenation-remain-char-count="2" fo:hyphenation-push-char-count="2"/>
    </style:style>
    <style:style style:name="P84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3f1a4" officeooo:paragraph-rsid="001ceeef" fo:background-color="transparent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85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9f68e" officeooo:paragraph-rsid="001ceeef" fo:background-color="#ffff00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86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87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rsid="0047a4a9" officeooo:paragraph-rsid="001ceeef" fo:background-color="transparent" style:font-name-complex="Garamond" fo:hyphenate="false" fo:hyphenation-remain-char-count="2" fo:hyphenation-push-char-count="2"/>
    </style:style>
    <style:style style:name="P88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rsid="0047a4a9" officeooo:paragraph-rsid="00496610" fo:background-color="transparent" style:font-name-complex="Garamond" fo:hyphenate="false" fo:hyphenation-remain-char-count="2" fo:hyphenation-push-char-count="2"/>
    </style:style>
    <style:style style:name="P89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90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rsid="00223cea" officeooo:paragraph-rsid="00360ea4" fo:background-color="transparent" fo:hyphenate="false" fo:hyphenation-remain-char-count="2" fo:hyphenation-push-char-count="2"/>
    </style:style>
    <style:style style:name="P91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383381" officeooo:paragraph-rsid="003b4dd2" style:letter-kerning="true" fo:background-color="transparent" style:font-name-asian="Droid Sans Fallback1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92" style:family="paragraph" style:parent-style-name="Standard" style:master-page-name="Standard">
      <style:paragraph-properties fo:line-height="100%" fo:text-align="center" style:justify-single-word="false" style:page-number="auto" style:writing-mode="lr-tb"/>
      <style:text-properties style:font-name="Garamond" fo:font-size="18pt" fo:font-weight="bold" officeooo:paragraph-rsid="0013f1a4" fo:background-color="transparent" style:font-name-asian="Garamond" style:font-size-asian="18pt" style:font-weight-asian="bold" style:font-name-complex="Garamond" style:font-size-complex="18pt" style:font-weight-complex="bold"/>
    </style:style>
    <style:style style:name="P93" style:family="paragraph" style:parent-style-name="Standard" style:list-style-name="L1" style:master-page-name="">
      <style:paragraph-properties fo:line-height="100%" fo:text-align="justify" style:justify-single-word="false" fo:orphans="0" fo:widows="0" fo:hyphenation-ladder-count="no-limit" style:page-number="auto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94" style:family="paragraph" style:parent-style-name="Standard" style:list-style-name="L2" style:master-page-name="">
      <style:paragraph-properties fo:line-height="100%" fo:text-align="justify" style:justify-single-word="false" fo:orphans="0" fo:widows="0" fo:hyphenation-ladder-count="no-limit" style:page-number="auto" style:writing-mode="lr-tb">
        <style:tab-stops>
          <style:tab-stop style:position="1.191cm"/>
        </style:tab-stops>
      </style:paragraph-properties>
      <style:text-properties style:font-name="Garamond1" officeooo:rsid="00174ae6" officeooo:paragraph-rsid="00174ae6" fo:background-color="transparent" style:font-name-complex="Garamond" fo:hyphenate="false" fo:hyphenation-remain-char-count="2" fo:hyphenation-push-char-count="2"/>
    </style:style>
    <style:style style:name="P95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96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style:font-name="Garamond" officeooo:rsid="00174ae6" officeooo:paragraph-rsid="00174ae6" fo:background-color="transparent" style:font-name-complex="Garamond" fo:hyphenate="false" fo:hyphenation-remain-char-count="2" fo:hyphenation-push-char-count="2"/>
    </style:style>
    <style:style style:name="P97" style:family="paragraph" style:parent-style-name="Standard" style:list-style-name="L3">
      <style:paragraph-properties fo:line-height="100%" fo:text-align="justify" style:justify-single-word="false" fo:orphans="0" fo:widows="0" fo:hyphenation-ladder-count="no-limit" style:writing-mode="lr-tb"/>
      <style:text-properties style:font-name="Garamond" officeooo:rsid="001790bd" officeooo:paragraph-rsid="001790bd" fo:background-color="transparent" style:font-name-complex="Garamond" fo:hyphenate="false" fo:hyphenation-remain-char-count="2" fo:hyphenation-push-char-count="2"/>
    </style:style>
    <style:style style:name="P98" style:family="paragraph" style:parent-style-name="Standard" style:list-style-name="L3">
      <style:paragraph-properties fo:line-height="100%" fo:text-align="justify" style:justify-single-word="false" fo:orphans="0" fo:widows="0" fo:hyphenation-ladder-count="no-limit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99" style:family="paragraph" style:parent-style-name="Standard" style:list-style-name="L2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74ae6" fo:hyphenate="false" fo:hyphenation-remain-char-count="2" fo:hyphenation-push-char-count="2"/>
    </style:style>
    <style:style style:name="P100" style:family="paragraph" style:parent-style-name="Standard" style:list-style-name="L2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790bd" fo:hyphenate="false" fo:hyphenation-remain-char-count="2" fo:hyphenation-push-char-count="2"/>
    </style:style>
    <style:style style:name="P101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3f1a4" fo:hyphenate="false" fo:hyphenation-remain-char-count="2" fo:hyphenation-push-char-count="2"/>
    </style:style>
    <style:style style:name="P102" style:family="paragraph" style:parent-style-name="Standard" style:list-style-name="L4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103" style:family="paragraph" style:parent-style-name="Standard" style:list-style-name="L4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f62bd" style:font-size-asian="10.5pt" style:font-weight-asian="normal" style:font-size-complex="12pt" style:font-weight-complex="normal" fo:hyphenate="false" fo:hyphenation-remain-char-count="2" fo:hyphenation-push-char-count="2"/>
    </style:style>
    <style:style style:name="P104" style:family="paragraph" style:parent-style-name="Standard">
      <style:paragraph-properties fo:line-height="100%" fo:text-align="center" style:justify-single-word="false" style:writing-mode="lr-tb"/>
      <style:text-properties style:use-window-font-color="true" style:font-name="garamond" fo:font-size="12pt" fo:language="fr" fo:country="FR" style:text-underline-style="none" fo:font-weight="normal" officeooo:rsid="00223cea" officeooo:paragraph-rsid="001ceeef" style:letter-kerning="true" fo:background-color="transparent" style:font-name-asian="Droid Sans Fallback1" style:font-size-asian="12pt" style:language-asian="zh" style:country-asian="CN" style:font-weight-asian="normal" style:font-name-complex="Garamond" style:font-size-complex="12pt" style:language-complex="hi" style:country-complex="IN" style:font-weight-complex="normal"/>
    </style:style>
    <style:style style:name="P105" style:family="paragraph" style:parent-style-name="Standard" style:list-style-name="L3" style:master-page-name="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page-number="auto" style:writing-mode="lr-tb"/>
      <style:text-properties style:font-name="Garamond" officeooo:rsid="001790bd" officeooo:paragraph-rsid="001790bd" fo:background-color="transparent" style:font-name-complex="Garamond" fo:hyphenate="false" fo:hyphenation-remain-char-count="2" fo:hyphenation-push-char-count="2"/>
    </style:style>
    <style:style style:name="P106" style:family="paragraph" style:parent-style-name="Standard" style:list-style-name="L3" style:master-page-name="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page-number="auto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107" style:family="paragraph" style:parent-style-name="Standard" style:list-style-name="L3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108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rsid="004c4291" officeooo:paragraph-rsid="004c4291" fo:hyphenate="false" fo:hyphenation-remain-char-count="2" fo:hyphenation-push-char-count="2"/>
    </style:style>
    <style:style style:name="P10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4c4291" officeooo:paragraph-rsid="004c4291" fo:hyphenate="false" fo:hyphenation-remain-char-count="2" fo:hyphenation-push-char-count="2"/>
    </style:style>
    <style:style style:name="P11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rsid="004db614" officeooo:paragraph-rsid="004db614" fo:background-color="transparent" fo:hyphenate="false" fo:hyphenation-remain-char-count="2" fo:hyphenation-push-char-count="2"/>
    </style:style>
    <style:style style:name="P11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officeooo:rsid="004db614" officeooo:paragraph-rsid="004db614" style:letter-kerning="true" fo:background-color="transparent" style:font-name-asian="Droid Sans Fallback1" style:font-size-asian="12pt" style:language-asian="zh" style:country-asian="CN" style:font-name-complex="Garamond" style:font-size-complex="12pt" style:language-complex="hi" style:country-complex="IN" fo:hyphenate="false" fo:hyphenation-remain-char-count="2" fo:hyphenation-push-char-count="2"/>
    </style:style>
    <style:style style:name="T1" style:family="text">
      <style:text-properties style:font-name-asian="Garamon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f1a4" style:font-weight-asian="bold" style:font-weight-complex="bold"/>
    </style:style>
    <style:style style:name="T4" style:family="text">
      <style:text-properties fo:font-weight="bold" officeooo:rsid="0013f1a4" style:font-name-asian="Garamon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f1a4" style:font-weight-asian="normal" style:font-weight-complex="normal"/>
    </style:style>
    <style:style style:name="T7" style:family="text">
      <style:text-properties fo:font-weight="normal" officeooo:rsid="0013f1a4" style:font-name-asian="Garamond" style:font-weight-asian="normal" style:font-weight-complex="normal"/>
    </style:style>
    <style:style style:name="T8" style:family="text">
      <style:text-properties style:font-name="Garamond" fo:font-weight="bold" officeooo:rsid="0013f1a4" fo:background-color="transparent" loext:char-shading-value="0" style:font-weight-asian="bold" style:font-name-complex="Garamond" style:font-weight-complex="bold"/>
    </style:style>
    <style:style style:name="T9" style:family="text">
      <style:text-properties style:font-name="Garamond" fo:font-size="16pt" style:text-underline-style="none" fo:font-weight="bold" officeooo:rsid="0013f1a4" fo:background-color="transparent" loext:char-shading-value="0" style:font-size-asian="16pt" style:font-weight-asian="bold" style:font-name-complex="Garamond" style:font-size-complex="16pt" style:font-weight-complex="bold"/>
    </style:style>
    <style:style style:name="T10" style:family="text">
      <style:text-properties style:font-name="Garamond" officeooo:rsid="0013f1a4" fo:background-color="transparent" loext:char-shading-value="0" style:font-name-complex="Garamond"/>
    </style:style>
    <style:style style:name="T11" style:family="text">
      <style:text-properties style:font-name="Garamond" officeooo:rsid="0015b1fe" fo:background-color="transparent" loext:char-shading-value="0" style:font-name-complex="Garamond"/>
    </style:style>
    <style:style style:name="T12" style:family="text">
      <style:text-properties style:font-name="Garamond" officeooo:rsid="00174ae6" fo:background-color="transparent" loext:char-shading-value="0" style:font-name-complex="Garamond"/>
    </style:style>
    <style:style style:name="T13" style:family="text">
      <style:text-properties style:font-name="Garamond" officeooo:rsid="001790bd" fo:background-color="transparent" loext:char-shading-value="0" style:font-name-complex="Garamond"/>
    </style:style>
    <style:style style:name="T14" style:family="text">
      <style:text-properties style:font-name="Garamond" officeooo:rsid="002659b6" fo:background-color="transparent" loext:char-shading-value="0" style:font-name-complex="Garamond"/>
    </style:style>
    <style:style style:name="T15" style:family="text">
      <style:text-properties style:font-name="Garamond" style:text-underline-style="solid" style:text-underline-width="auto" style:text-underline-color="font-color" fo:background-color="transparent" loext:char-shading-value="0" style:font-name-complex="Garamond"/>
    </style:style>
    <style:style style:name="T16" style:family="text">
      <style:text-properties style:font-name="Garamond" style:text-underline-style="none" fo:background-color="transparent" loext:char-shading-value="0" style:font-name-complex="Garamond"/>
    </style:style>
    <style:style style:name="T17" style:family="text">
      <style:text-properties style:font-name="Garamond" style:text-underline-style="none" officeooo:rsid="0013f1a4" fo:background-color="transparent" loext:char-shading-value="0" style:font-name-complex="Garamond"/>
    </style:style>
    <style:style style:name="T18" style:family="text">
      <style:text-properties style:font-name="Garamond" style:text-underline-style="none" officeooo:rsid="001f62bd" fo:background-color="transparent" loext:char-shading-value="0" style:font-name-complex="Garamond"/>
    </style:style>
    <style:style style:name="T19" style:family="text">
      <style:text-properties style:font-name="Garamond" style:text-underline-style="none" officeooo:rsid="0020834d" fo:background-color="transparent" loext:char-shading-value="0" style:font-name-complex="Garamond"/>
    </style:style>
    <style:style style:name="T20" style:family="text">
      <style:text-properties style:font-name="Garamond" style:text-underline-style="none" officeooo:rsid="0029bf20" fo:background-color="transparent" loext:char-shading-value="0" style:font-name-complex="Garamond"/>
    </style:style>
    <style:style style:name="T21" style:family="text">
      <style:text-properties style:font-name="Garamond" fo:font-size="15pt" fo:font-style="normal" style:text-underline-style="none" fo:font-weight="bold" officeooo:rsid="0013f1a4" fo:background-color="transparent" loext:char-shading-value="0" style:font-size-asian="15pt" style:font-style-asian="normal" style:font-weight-asian="bold" style:font-name-complex="Garamond" style:font-size-complex="15pt" style:font-style-complex="normal" style:font-weight-complex="bold"/>
    </style:style>
    <style:style style:name="T22" style:family="text">
      <style:text-properties style:font-name="Garamond" fo:font-size="15pt" fo:font-style="normal" style:text-underline-style="none" fo:font-weight="bold" officeooo:rsid="00373b10" fo:background-color="transparent" loext:char-shading-value="0" style:font-size-asian="15pt" style:font-style-asian="normal" style:font-weight-asian="bold" style:font-name-complex="Garamond" style:font-size-complex="15pt" style:font-style-complex="normal" style:font-weight-complex="bold"/>
    </style:style>
    <style:style style:name="T23" style:family="text">
      <style:text-properties style:font-name="Garamond" fo:font-size="15pt" fo:font-style="normal" style:text-underline-style="none" fo:font-weight="bold" officeooo:rsid="00408704" fo:background-color="transparent" loext:char-shading-value="0" style:font-size-asian="15pt" style:font-style-asian="normal" style:font-weight-asian="bold" style:font-name-complex="Garamond" style:font-size-complex="15pt" style:font-style-complex="normal" style:font-weight-complex="bold"/>
    </style:style>
    <style:style style:name="T24" style:family="text">
      <style:text-properties style:font-name="Garamond" fo:font-size="15pt" style:text-underline-style="none" fo:font-weight="bold" officeooo:rsid="0013f1a4" fo:background-color="transparent" loext:char-shading-value="0" style:font-size-asian="15pt" style:font-weight-asian="bold" style:font-name-complex="Garamond" style:font-size-complex="15pt" style:font-weight-complex="bold"/>
    </style:style>
    <style:style style:name="T25" style:family="text">
      <style:text-properties style:font-name="Garamond" fo:font-size="15pt" fo:font-weight="bold" officeooo:rsid="0013f1a4" fo:background-color="transparent" loext:char-shading-value="0" style:font-size-asian="15pt" style:font-weight-asian="bold" style:font-name-complex="Garamond" style:font-size-complex="15pt" style:font-weight-complex="bold"/>
    </style:style>
    <style:style style:name="T26" style:family="text">
      <style:text-properties style:font-name="Garamond" fo:font-style="normal" style:text-underline-style="none" fo:font-weight="bold" officeooo:rsid="0013f1a4" fo:background-color="transparent" loext:char-shading-value="0" style:font-style-asian="normal" style:font-weight-asian="bold" style:font-name-complex="Garamond" style:font-style-complex="normal" style:font-weight-complex="bold"/>
    </style:style>
    <style:style style:name="T27" style:family="text">
      <style:text-properties officeooo:rsid="0013f1a4"/>
    </style:style>
    <style:style style:name="T28" style:family="text">
      <style:text-properties officeooo:rsid="00174ae6"/>
    </style:style>
    <style:style style:name="T29" style:family="text">
      <style:text-properties officeooo:rsid="001790bd"/>
    </style:style>
    <style:style style:name="T30" style:family="text">
      <style:text-properties fo:font-size="12pt" officeooo:rsid="0013f1a4" style:font-size-asian="12pt" style:font-size-complex="12pt"/>
    </style:style>
    <style:style style:name="T31" style:family="text">
      <style:text-properties fo:font-size="12pt" fo:font-weight="bold" officeooo:rsid="0013f1a4" style:font-name-asian="Garamond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13f1a4" style:font-size-asian="12pt" style:font-weight-asian="bold" style:font-size-complex="12pt" style:font-weight-complex="bold"/>
    </style:style>
    <style:style style:name="T33" style:family="text">
      <style:text-properties fo:font-size="12pt" fo:font-weight="normal" officeooo:rsid="0013f1a4" style:font-name-asian="Garamond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13f1a4" style:font-size-asian="12pt" style:font-weight-asian="normal" style:font-size-complex="12pt" style:font-weight-complex="normal"/>
    </style:style>
    <style:style style:name="T35" style:family="text">
      <style:text-properties fo:font-size="12pt" officeooo:rsid="0013f1a4" style:font-name-asian="Garamond" style:font-size-asian="12pt" style:font-size-complex="12pt"/>
    </style:style>
    <style:style style:name="T36" style:family="text">
      <style:text-properties officeooo:rsid="0019221a"/>
    </style:style>
    <style:style style:name="T37" style:family="text">
      <style:text-properties officeooo:rsid="0019f68e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officeooo:rsid="0019f68e"/>
    </style:style>
    <style:style style:name="T40" style:family="text">
      <style:text-properties fo:color="#000000" style:font-name="Garamond" style:text-underline-style="none" fo:background-color="transparent" loext:char-shading-value="0" style:font-name-complex="Garamond"/>
    </style:style>
    <style:style style:name="T41" style:family="text">
      <style:text-properties fo:color="#000000" style:font-name="Garamond" style:text-underline-style="none" officeooo:rsid="001f62bd" fo:background-color="transparent" loext:char-shading-value="0" style:font-name-complex="Garamond"/>
    </style:style>
    <style:style style:name="T42" style:family="text">
      <style:text-properties fo:color="#000000" style:font-name="Garamond" style:text-underline-style="none" officeooo:rsid="0029bf20" fo:background-color="transparent" loext:char-shading-value="0" style:font-name-complex="Garamond"/>
    </style:style>
    <style:style style:name="T43" style:family="text">
      <style:text-properties fo:color="#000000" style:font-name="Garamond" style:text-underline-style="none" officeooo:rsid="00344ff2" fo:background-color="transparent" loext:char-shading-value="0" style:font-name-complex="Garamond"/>
    </style:style>
    <style:style style:name="T44" style:family="text">
      <style:text-properties fo:color="#000000" style:font-name="Garamond" style:text-underline-style="solid" style:text-underline-width="auto" style:text-underline-color="font-color" fo:background-color="transparent" loext:char-shading-value="0" style:font-name-complex="Garamond"/>
    </style:style>
    <style:style style:name="T45" style:family="text">
      <style:text-properties style:font-name="Garamond1"/>
    </style:style>
    <style:style style:name="T46" style:family="text">
      <style:text-properties officeooo:rsid="00223cea"/>
    </style:style>
    <style:style style:name="T47" style:family="text">
      <style:text-properties officeooo:rsid="002386e3"/>
    </style:style>
    <style:style style:name="T48" style:family="text">
      <style:text-properties officeooo:rsid="002659b6"/>
    </style:style>
    <style:style style:name="T49" style:family="text">
      <style:text-properties officeooo:rsid="00269993"/>
    </style:style>
    <style:style style:name="T50" style:family="text">
      <style:text-properties officeooo:rsid="0027d615"/>
    </style:style>
    <style:style style:name="T51" style:family="text">
      <style:text-properties officeooo:rsid="0029bf20"/>
    </style:style>
    <style:style style:name="T52" style:family="text">
      <style:text-properties officeooo:rsid="002bed98"/>
    </style:style>
    <style:style style:name="T53" style:family="text">
      <style:text-properties fo:font-size="15pt" style:text-underline-style="none" officeooo:rsid="0019f68e" style:font-size-asian="15pt" style:font-size-complex="15pt"/>
    </style:style>
    <style:style style:name="T54" style:family="text">
      <style:text-properties officeooo:rsid="002e4346"/>
    </style:style>
    <style:style style:name="T55" style:family="text">
      <style:text-properties officeooo:rsid="00316598"/>
    </style:style>
    <style:style style:name="T56" style:family="text">
      <style:text-properties officeooo:rsid="00335905"/>
    </style:style>
    <style:style style:name="T57" style:family="text">
      <style:text-properties style:font-size-asian="12pt"/>
    </style:style>
    <style:style style:name="T58" style:family="text">
      <style:text-properties officeooo:rsid="00335905" style:font-size-asian="12pt"/>
    </style:style>
    <style:style style:name="T59" style:family="text">
      <style:text-properties officeooo:rsid="003fe6a7"/>
    </style:style>
    <style:style style:name="T60" style:family="text">
      <style:text-properties officeooo:rsid="0041a146"/>
    </style:style>
    <style:style style:name="T61" style:family="text">
      <style:text-properties officeooo:rsid="0041dec8"/>
    </style:style>
    <style:style style:name="T62" style:family="text">
      <style:text-properties officeooo:rsid="00431aaa"/>
    </style:style>
    <style:style style:name="T63" style:family="text">
      <style:text-properties officeooo:rsid="0045e8c1"/>
    </style:style>
    <style:style style:name="T64" style:family="text">
      <style:text-properties officeooo:rsid="0046f756"/>
    </style:style>
    <style:style style:name="T65" style:family="text">
      <style:text-properties officeooo:rsid="0047a4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/>
      <text:p text:style-name="P1"/>
      <text:p text:style-name="P1"/>
      <text:p text:style-name="P1"/>
      <text:p text:style-name="P1"/>
      <text:p text:style-name="P1"><text:s/></text:p>
      <text:h text:style-name="P17" text:outline-level="1">PROG5 - Projet logiciel <text:line-break/>2014-2015</text:h>
      <text:p text:style-name="P2"/>
      <text:p text:style-name="P2"/>
      <text:p text:style-name="P2"/>
      <text:p text:style-name="P1"><text:span text:style-name="T27">Journal</text:span> </text:p>
      <text:p text:style-name="P3"/>
      <text:p text:style-name="P3"/>
      <text:p text:style-name="P3"/>
      <text:p text:style-name="P1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éalisé<text:span text:style-name="T1"> </text:span>par :</text:p>
      <text:p text:style-name="P3"><text:span text:style-name="T3">COUTAUD</text:span><text:span text:style-name="T6"> Ulysse</text:span><text:span text:style-name="T5">,</text:span></text:p>
      <text:p text:style-name="P3"><text:span text:style-name="T2">SID-LAKHDAR</text:span><text:span text:style-name="T1"> <text:s/></text:span>Riyane<text:span text:style-name="T1">,</text:span></text:p>
      <text:p text:style-name="P3"><text:span text:style-name="T4">OCHIER</text:span><text:span text:style-name="T7"> Sebastien,</text:span></text:p>
      <text:p text:style-name="P3"><text:span text:style-name="T7"><text:s/></text:span><text:span text:style-name="T4">SELLAM</text:span><text:span text:style-name="T7"> Louis</text:span></text:p>
      <text:p text:style-name="P4">(L3 informatique)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Janvier 2015</text:p>
      <text:p text:style-name="P6">******** Lundi 5 Janvier ******** </text:p>
      <text:p text:style-name="P6"/>
      <text:p text:style-name="P5"/>
      <text:list xml:id="list1419316477067124117" text:style-name="L1">
        <text:list-item>
          <text:p text:style-name="P93">Mise en place du Github</text:p>
        </text:list-item>
        <text:list-item>
          <text:p text:style-name="P95">Analyse du sujet</text:p>
        </text:list-item>
        <text:list-item>
          <text:p text:style-name="P96">Ana<text:span text:style-name="T45">lyse du code source fourni :</text:span></text:p>
        </text:list-item>
      </text:list>
      <text:list xml:id="list2438147941662047506" text:style-name="L2">
        <text:list-item>
          <text:p text:style-name="P94">D<text:span text:style-name="T48">é</text:span>termination du rôle joué par chaque fichier</text:p>
        </text:list-item>
        <text:list-item>
          <text:p text:style-name="P99"><text:span text:style-name="T12">Analyse d</text:span><text:span text:style-name="T13">u mode de stockage des registres en des status du simulateur</text:span></text:p>
        </text:list-item>
        <text:list-item>
          <text:p text:style-name="P100"><text:span text:style-name="T13">I</text:span><text:span text:style-name="T12">dentification des principales fonctionalités implanté</text:span><text:span text:style-name="T14">e</text:span><text:span text:style-name="T12">s potentie</text:span><text:span text:style-name="T14">l</text:span><text:span text:style-name="T12">lement utiles.</text:span></text:p>
        </text:list-item>
      </text:list>
      <text:list xml:id="list114561509956456" text:continue-list="list1419316477067124117" text:style-name="L1">
        <text:list-item>
          <text:p text:style-name="P101"><text:span text:style-name="T10">Codage de l'accès </text:span><text:span text:style-name="T11">à la mémoire en lecture et </text:span><text:span text:style-name="T10">écritur</text:span><text:span text:style-name="T11">e.</text:span></text:p>
        </text:list-item>
        <text:list-item>
          <text:p text:style-name="P101"><text:span text:style-name="T10">Répartition du travail en fonction des fichiers à traiter : </text:span><text:span text:style-name="T11">Lecture et d</text:span><text:span text:style-name="T14">é</text:span><text:span text:style-name="T11">codage d'instruction + traitement ind</text:span><text:span text:style-name="T14">é</text:span><text:span text:style-name="T11">pendant de chaque type d'instruction</text:span><text:span text:style-name="T10">.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4"/>
      <text:p text:style-name="P14">******** Mardi 6 Janvier ******** </text:p>
      <text:p text:style-name="P14">******** Avancement ******** </text:p>
      <text:p text:style-name="P14"/>
      <text:p text:style-name="P22"/>
      <text:p text:style-name="P18"><text:span text:style-name="T28">A</text:span>nalyse de la doc<text:span text:style-name="T29">umentation ARM_v5</text:span> <text:span text:style-name="T28">relative à :</text:span></text:p>
      <text:list xml:id="list5121505093921143158" text:style-name="L3">
        <text:list-item>
          <text:p text:style-name="P97">Mode d'adressage et fetch des instructions de la m<text:span text:style-name="T49">é</text:span>moire vers les registres.</text:p>
        </text:list-item>
        <text:list-item>
          <text:p text:style-name="P98">D<text:span text:style-name="T59">é</text:span>terminer la partie commune de la lecture et de l'analyse de <text:span text:style-name="T36">toutes les </text:span>instruction<text:span text:style-name="T36">s et des conditions de différenciation des modes d'adressage </text:span>:</text:p>
          <text:p text:style-name="P105">- <text:span text:style-name="T27">arm_instruction.c<text:tab/><text:tab/>:</text:span> <text:span text:style-name="T31">SELLAM</text:span><text:span text:style-name="T33"> Louis</text:span></text:p>
        </text:list-item>
        <text:list-item>
          <text:p text:style-name="P97">Determination des algorithmes de traitement de chaque type d'instruction :</text:p>
          <text:p text:style-name="P106">- <text:span text:style-name="T27">arm_branch_other.c<text:tab/>:</text:span><text:span text:style-name="T30"> </text:span><text:span text:style-name="T32">COUTAUD</text:span><text:span text:style-name="T34"> Ulysse</text:span></text:p>
          <text:p text:style-name="P106"><text:span text:style-name="T34">- arm_load_store.c<text:tab/><text:tab/>: </text:span><text:span text:style-name="T31">OCHIER</text:span><text:span text:style-name="T33"> Sebastien</text:span></text:p>
          <text:p text:style-name="P107">- <text:span text:style-name="T27">arm_data_processing.c<text:tab/>:</text:span><text:span text:style-name="T30"> </text:span><text:span text:style-name="T32">SID-LAKHDAR</text:span><text:span text:style-name="T35"> <text:s/></text:span><text:span text:style-name="T30">Riyane</text:span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0"><text:soft-page-break/></text:p>
      <text:p text:style-name="P10">******** Mercredi 7 Janvier ******** </text:p>
      <text:p text:style-name="P10">******** Avancement ******** </text:p>
      <text:p text:style-name="P8"/>
      <text:p text:style-name="P31"><text:span text:style-name="T38">. <text:s text:c="2"/></text:span><text:span text:style-name="T53">arm_instruction :</text:span></text:p>
      <text:p text:style-name="P23"/>
      <text:p text:style-name="P57">Mise en place d<text:span text:style-name="T52">'une</text:span> première version.</text:p>
      <text:p text:style-name="P59">Elaboration de la structure du programme avec un ensemble de fonctions (non impl<text:span text:style-name="T56">an</text:span>tées).</text:p>
      <text:p text:style-name="P58">Début de l'impl<text:span text:style-name="T56">antation</text:span> des fonctions.</text:p>
      <text:p text:style-name="P37"/>
      <text:p text:style-name="P24"><text:span text:style-name="T21">. <text:s text:c="2"/></text:span><text:span text:style-name="T24">arm_data_processing :</text:span></text:p>
      <text:p text:style-name="P82"/>
      <text:p text:style-name="P45">Mise en place de l'algorithme de traitement d'instructions « data processing » :</text:p>
      <text:p text:style-name="P45">Implantation du parseur d'instruction (non exhaustif).</text:p>
      <text:p text:style-name="P45"><text:span text:style-name="T46">Réalisation de</text:span> chaque <text:span text:style-name="T46">type d'opération</text:span>.</text:p>
      <text:p text:style-name="P46">Sauvegarde des r<text:span text:style-name="T50">é</text:span>sultats de l'op<text:span text:style-name="T50">é</text:span>ration en fonction du types d'op<text:span text:style-name="T50">é</text:span>ration et du bit S (mise à jours du registre CPSR)</text:p>
      <text:p text:style-name="P41"/>
      <text:p text:style-name="P24"><text:span text:style-name="T21">. <text:s text:c="2"/></text:span><text:span text:style-name="T24">arm_load_store :</text:span></text:p>
      <text:p text:style-name="P32"/>
      <text:p text:style-name="P41">Mise en place des algorithmes du traitement des pre(post)-incr<text:span text:style-name="T50">é</text:span>ments d'adresses imm<text:span text:style-name="T50">é</text:span>diate<text:span text:style-name="T50">s</text:span>, ou par registres.</text:p>
      <text:p text:style-name="P47">Analyse de la documentation p.458 Afin de trouver des correspondances entre les différents mode d'adressages dans le but de factoriser le code.</text:p>
      <text:p text:style-name="P47">Le mode d'adressage des Loads/Stores simples est géré par le code fourni pendant cette journée.</text:p>
      <text:p text:style-name="P41"/>
      <text:p text:style-name="P29"><text:span text:style-name="T26">. <text:s text:c="2"/></text:span><text:span text:style-name="T25">arm_branch_other :</text:span></text:p>
      <text:p text:style-name="P82"/>
      <text:p text:style-name="P77"><text:tab/></text:p>
      <text:p text:style-name="P3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6"><text:soft-page-break/></text:p>
      <text:p text:style-name="P6">******** Jeudi 8 Janvier ******** </text:p>
      <text:p text:style-name="P6">******** Avancement ******** </text:p>
      <text:p text:style-name="P9"/>
      <text:p text:style-name="P30"><text:span text:style-name="T38">. <text:s text:c="2"/></text:span><text:span text:style-name="T53">arm_instruction :</text:span></text:p>
      <text:p text:style-name="P84"/>
      <text:p text:style-name="P67">Prise de décision avec les autres membres pour dé<text:span text:style-name="T55">c</text:span>ider <text:span text:style-name="T56">de </text:span>la vérification des sous catégories.</text:p>
      <text:p text:style-name="P68">Suite des <text:span text:style-name="T57">impl</text:span><text:span text:style-name="T58">antation</text:span> des fonctions.</text:p>
      <text:p text:style-name="P36"/>
      <text:p text:style-name="P25"><text:span text:style-name="T21">. <text:s text:c="2"/></text:span><text:span text:style-name="T24">arm_data_processing :</text:span></text:p>
      <text:p text:style-name="P89"/>
      <text:p text:style-name="P55"><text:span text:style-name="T17">G</text:span><text:span text:style-name="T20">é</text:span><text:span text:style-name="T16">n</text:span><text:span text:style-name="T20">é</text:span><text:span text:style-name="T16">ralisation du parseur d</text:span><text:span text:style-name="T19">e l'</text:span><text:span text:style-name="T16">op</text:span><text:span text:style-name="T20">é</text:span><text:span text:style-name="T16">rande </text:span><text:span text:style-name="T19">2 </text:span><text:span text:style-name="T18">(shifter_ope</text:span><text:span text:style-name="T19">rand</text:span><text:span text:style-name="T18">) </text:span><text:span text:style-name="T19">au cas </text:span><text:span text:style-name="T16">:</text:span></text:p>
      <text:list xml:id="list7094296361739206864" text:style-name="L4">
        <text:list-item>
          <text:p text:style-name="P102"><text:span text:style-name="T16">Representé par un </text:span><text:span text:style-name="T15">immediat </text:span><text:span text:style-name="T16">+ d</text:span><text:span text:style-name="T20">é</text:span><text:span text:style-name="T16">calage ou rotation </text:span><text:span text:style-name="T40">(</text:span><text:span text:style-name="T43">5 </text:span><text:span text:style-name="T40">cas)</text:span></text:p>
        </text:list-item>
        <text:list-item>
          <text:p text:style-name="P103"><text:span text:style-name="T40">Representé par un </text:span><text:span text:style-name="T44">registre</text:span><text:span text:style-name="T40"> </text:span><text:span text:style-name="T41">+ d</text:span><text:span text:style-name="T42">é</text:span><text:span text:style-name="T41">calage ou rotation imm</text:span><text:span text:style-name="T42">é</text:span><text:span text:style-name="T41">diat ou registre </text:span><text:span text:style-name="T40">(</text:span><text:span text:style-name="T43">11</text:span><text:span text:style-name="T40"> cas)</text:span></text:p>
        </text:list-item>
      </text:list>
      <text:p text:style-name="P40"/>
      <text:p text:style-name="P25"><text:span text:style-name="T21">. <text:s text:c="2"/></text:span><text:span text:style-name="T9">arm_load_store :</text:span></text:p>
      <text:p text:style-name="P86"/>
      <text:p text:style-name="P47">Analyse des différents cas d'adressage de la mémoire pour les Extra Loads/Stores, (utilisation de la documentation page 473 dans la section « Addressing Mode 3 – Miscellaneous Loads and Stores ».</text:p>
      <text:p text:style-name="P47">Factorisation du code visant au traitement de ces adresses.</text:p>
      <text:p text:style-name="P44">Mise en place des algorithmes des "Miscellaneous Load/Store".</text:p>
      <text:p text:style-name="P42"/>
      <text:p text:style-name="P28"><text:span text:style-name="T26">. <text:s text:c="2"/></text:span><text:span text:style-name="T8">arm_branch_other :</text:span></text:p>
      <text:p text:style-name="P33"><text:tab/></text:p>
      <text:p text:style-name="P91">Premiere implémentation de Branch et Branch and Link</text:p>
      <text:p text:style-name="P70">Implémentation de Branch Link and eXchange (sauf fonctionnalité changement de jeu d'instruction en Thumb).</text:p>
      <text:p text:style-name="P69"/>
      <text:p text:style-name="P2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******** Vendredi 9 Janvier ******** </text:p>
      <text:p text:style-name="P6">******** Avancement ******** </text:p>
      <text:p text:style-name="P9"/>
      <text:p text:style-name="P30"><text:span text:style-name="T38">. <text:s text:c="2"/></text:span><text:span text:style-name="T39">arm_instruction :</text:span></text:p>
      <text:p text:style-name="P84"/>
      <text:p text:style-name="P60">Affichage des valeurs et variables nécessaires pour le debbuging.</text:p>
      <text:p text:style-name="P60">Optimisation du code <text:span text:style-name="T54">et ajout de commentaires</text:span>.</text:p>
      <text:p text:style-name="P60">Première version stable et sans bug de arm_instruction.</text:p>
      <text:p text:style-name="P63">Premiers tests effectués (avec tests fournis).</text:p>
      <text:p text:style-name="P63"/>
      <text:p text:style-name="P36"/>
      <text:p text:style-name="P25"><text:span text:style-name="T21">. <text:s text:c="2"/></text:span><text:span text:style-name="T24">arm_data_processing :</text:span></text:p>
      <text:p text:style-name="P81"/>
      <text:p text:style-name="P56">Implantation de l'interface utilisateur : Affichage du type d'op<text:span text:style-name="T51">é</text:span>ration, bit I, bit S, type de l'op<text:span text:style-name="T51">é</text:span>rande 2 et la valeur des op<text:span text:style-name="T51">é</text:span>rand<text:span text:style-name="T51">es</text:span> 1 et 2.</text:p>
      <text:p text:style-name="P56">Test de toutes les commandes de type «data_processing»</text:p>
      <text:p text:style-name="P42"/>
      <text:p text:style-name="P25"><text:span text:style-name="T21">. <text:s text:c="2"/></text:span><text:span text:style-name="T9">arm_load_store :</text:span></text:p>
      <text:p text:style-name="P44"/>
      <text:p text:style-name="P44"><text:span text:style-name="T63">Réalisation de différents tests sur les Loads/Stores simples. Résolution d'un bug d'accès aux différentes sections du code en fonction du code binaire de l'instruction, m</text:span>odification des codes conditions afin d'appliquer le bon traitement à l'adresse.</text:p>
      <text:p text:style-name="P44"/>
      <text:p text:style-name="P28"><text:span text:style-name="T26">. <text:s text:c="2"/></text:span><text:span text:style-name="T8">arm_branch_other :</text:span></text:p>
      <text:p text:style-name="P81"/>
      <text:p text:style-name="P64">Tests et corrections sur B et BL.</text:p>
      <text:p text:style-name="P64">Implémentation de l'analyse des instructions miscellaneous pour appeler les fonctions correspondantes (BLX, MSR, MRS...).</text:p>
      <text:p text:style-name="P65">Mise en place de la trace d'exécution sur B, BL et BLX.</text:p>
      <text:p text:style-name="P21"><text:tab/><text:tab/></text:p>
      <text:p text:style-name="P39"/>
      <text:p text:style-name="P2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******** Samedi 10 Janvier ******** </text:p>
      <text:p text:style-name="P6">******** Avancement ******** </text:p>
      <text:p text:style-name="P6"/>
      <text:p text:style-name="P90">Mise à jour du fichier «descriptif du code.odt» relatif au code de traitement d'instruction «data_processing».</text:p>
      <text:p text:style-name="P80">Mise à jour du fichier «<text:span text:style-name="T47">liste des fonctionalites</text:span>.odt» relatif au code de traitement d'instruction «data_processing».</text:p>
      <text:p text:style-name="P79">Mise à jour du fichier «<text:span text:style-name="T47">liste des tests</text:span>.odt» relatif au code de traitement d'instruction «data_processing».</text:p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******** Lundi 12 Janvier ******** </text:p>
      <text:p text:style-name="P6">******** Avancement ******** </text:p>
      <text:p text:style-name="P9"/>
      <text:p text:style-name="P30"><text:span text:style-name="T38">. <text:s text:c="2"/></text:span><text:span text:style-name="T39">arm_instruction :</text:span></text:p>
      <text:p text:style-name="P84"/>
      <text:p text:style-name="P74">Version finale <text:span text:style-name="T60">finie</text:span>. Passage à arm_branch_other et à arm_exception.</text:p>
      <text:p text:style-name="P36"/>
      <text:p text:style-name="P25"><text:span text:style-name="T21">. <text:s text:c="2"/></text:span><text:span text:style-name="T24">arm_data_processing :</text:span></text:p>
      <text:p text:style-name="P81"/>
      <text:p text:style-name="P71">Fin des test : implantation du test pour les instruction avec mise à jours du registre statuts (CPSR). <text:s text:c="2"/>Implantation du fichier «Examples/exampleDataProcessingSave.s»</text:p>
      <text:p text:style-name="P53"/>
      <text:p text:style-name="P26"><text:span text:style-name="T21">. <text:s text:c="2"/></text:span><text:span text:style-name="T9">arm_load_store :</text:span></text:p>
      <text:p text:style-name="P43"/>
      <text:p text:style-name="P48">Réalisation d'un jeu de test plus complet et plus propre afin de tester toutes les instructions demandées par le sujet. <text:span text:style-name="T65">Mise en place d'un système de traces afin de visualiser plus facilement toutes les informations nécessaires.</text:span></text:p>
      <text:p text:style-name="P42"/>
      <text:p text:style-name="P28"><text:span text:style-name="T26">. <text:s text:c="2"/></text:span><text:span text:style-name="T8">arm_branch_other :</text:span></text:p>
      <text:p text:style-name="P81"/>
      <text:p text:style-name="P72">Implémentation <text:span text:style-name="T65">de l'</text:span>instruction M<text:span text:style-name="T65">RS</text:span> (depuis <text:span text:style-name="T65">un</text:span> registre et/<text:span text:style-name="T65">ou un</text:span> immédiat). <text:span text:style-name="T64">Débogage de cette instruction MRS. </text:span></text:p>
      <text:p text:style-name="P72"/>
      <text:p text:style-name="P27"><text:span text:style-name="T21">. <text:s text:c="2"/></text:span><text:span text:style-name="T23">arm_</text:span><text:span text:style-name="T22">exception</text:span><text:span text:style-name="T9"> :</text:span></text:p>
      <text:p text:style-name="P83"/>
      <text:p text:style-name="P73">Implantation du cas de l'exception : UNDEFINED_INSTRUCTION.</text:p>
      <text:p text:style-name="P73">Probléme lors du test de cette implantation : <text:span text:style-name="T61">Nous n'</text:span>arriv<text:span text:style-name="T61">ons</text:span> pas à placer le vecteur d'interruption correspondant à l'adresse 0x4</text:p>
      <text:p text:style-name="P39"/>
      <text:p text:style-name="P20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******** Mardi 13 Janvier ******** </text:p>
      <text:p text:style-name="P14">******** Avancement ******** </text:p>
      <text:p text:style-name="P9"/>
      <text:p text:style-name="P30"><text:span text:style-name="T38">. <text:s text:c="2"/></text:span><text:span text:style-name="T39">arm_instruction :</text:span></text:p>
      <text:p text:style-name="P85"/>
      <text:p text:style-name="P62">Fini.</text:p>
      <text:p text:style-name="P36"/>
      <text:p text:style-name="P25"><text:span text:style-name="T21">. <text:s text:c="2"/></text:span><text:span text:style-name="T24">arm_data_processing :</text:span></text:p>
      <text:p text:style-name="P81"/>
      <text:p text:style-name="P111">Fini</text:p>
      <text:p text:style-name="P34"/>
      <text:p text:style-name="P34"><text:span text:style-name="T21">. <text:s text:c="2"/></text:span><text:span text:style-name="T9">arm_load_store :</text:span></text:p>
      <text:p text:style-name="P87"/>
      <text:p text:style-name="P50">Codage des instructions et débogage fini.</text:p>
      <text:p text:style-name="P49">Réalisation d'un jeu de test exhaustif pour toutes les instructions implémentées non demandées par le sujet.</text:p>
      <text:p text:style-name="P42"/>
      <text:p text:style-name="P28"><text:span text:style-name="T26">. <text:s text:c="2"/></text:span><text:span text:style-name="T8">arm_branch_other :</text:span></text:p>
      <text:p text:style-name="P81"/>
      <text:p text:style-name="P75">Implémentation de l'instruction non demandée MSR, utilisation de la documentation p. 226. <text:s/>Débogage de cette instruction via un système de trace personnelles permettant de visualiser les différents registres CPSR ou SPSR.</text:p>
      <text:p text:style-name="P61">Affichage des valeurs et variables nécessaires pour le debbuging.</text:p>
      <text:p text:style-name="P61">Optimisation du code <text:span text:style-name="T54">et ajout de commentaires</text:span>.</text:p>
      <text:p text:style-name="P61">Première version stable et sans bug de arm_<text:span text:style-name="T62">branch_other</text:span>.</text:p>
      <text:p text:style-name="P66">Création de tests &amp; p<text:span text:style-name="T54">remiers tests effectués </text:span>avec succès.</text:p>
      <text:p text:style-name="P66"/>
      <text:p text:style-name="P27"><text:span text:style-name="T21">. <text:s text:c="2"/></text:span><text:span text:style-name="T23">arm_</text:span><text:span text:style-name="T22">exception</text:span><text:span text:style-name="T9"> :</text:span></text:p>
      <text:p text:style-name="P83"/>
      <text:p text:style-name="P76">Resolution du probléme de non chargement par gdb des zones mémoire réservées aux vecteurs d'interruption :</text:p>
      <text:p text:style-name="P76">Nous avons places des vecteurs d'interruption en mémoire à des adresses connues.</text:p>
      <text:p text:style-name="P39"/>
      <text:p text:style-name="P2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******** Mercredi 14 Janvier ******** </text:p>
      <text:p text:style-name="P6">******** Avancement ******** </text:p>
      <text:p text:style-name="P9"/>
      <text:p text:style-name="P30"><text:span text:style-name="T38">. <text:s text:c="2"/></text:span><text:span text:style-name="T39">arm_instruction :</text:span></text:p>
      <text:p text:style-name="P84"/>
      <text:p text:style-name="P62">Fini.</text:p>
      <text:p text:style-name="P36"/>
      <text:p text:style-name="P25"><text:span text:style-name="T21">. <text:s text:c="2"/></text:span><text:span text:style-name="T24">arm_data_processing :</text:span></text:p>
      <text:p text:style-name="P81"/>
      <text:p text:style-name="P78">Fin de la phase de test et d'optimisation du code.</text:p>
      <text:p text:style-name="P54"/>
      <text:p text:style-name="P35"><text:span text:style-name="T21">. <text:s text:c="2"/></text:span><text:span text:style-name="T9">arm_load_store :</text:span></text:p>
      <text:p text:style-name="P88"/>
      <text:p text:style-name="P52">Codage des instructions et débogage fini.</text:p>
      <text:p text:style-name="P42"/>
      <text:p text:style-name="P28"><text:span text:style-name="T26">. <text:s text:c="2"/></text:span><text:span text:style-name="T8">arm_branch_other :</text:span></text:p>
      <text:p text:style-name="P81"/>
      <text:p text:style-name="P62">Création de nouveaux tests pour couvrir une plus large plage de commande.</text:p>
      <text:p text:style-name="P62"/>
      <text:p text:style-name="P27"><text:span text:style-name="T21">. <text:s text:c="2"/></text:span><text:span text:style-name="T23">arm_</text:span><text:span text:style-name="T22">exception</text:span><text:span text:style-name="T9"> :</text:span></text:p>
      <text:p text:style-name="P83"/>
      <text:p text:style-name="P76">Phase de test de toutes les exceptions. Implantation du fichier Example/exampleException</text:p>
      <text:p text:style-name="P39"/>
      <text:p text:style-name="P2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******** Jeudi 15 Janvier ******** </text:p>
      <text:p text:style-name="P6">******** Avancement ******** </text:p>
      <text:p text:style-name="P11"/>
      <text:p text:style-name="P30"><text:span text:style-name="T38">. <text:s text:c="2"/></text:span><text:span text:style-name="T39">arm_instruction :</text:span></text:p>
      <text:p text:style-name="P84"/>
      <text:p text:style-name="P62">Fini.</text:p>
      <text:p text:style-name="P36"/>
      <text:p text:style-name="P25"><text:span text:style-name="T21">. <text:s text:c="2"/></text:span><text:span text:style-name="T24">arm_data_processing :</text:span></text:p>
      <text:p text:style-name="P81"/>
      <text:p text:style-name="P110">Fini</text:p>
      <text:p text:style-name="P42"/>
      <text:p text:style-name="P25"><text:span text:style-name="T21">. <text:s text:c="2"/></text:span><text:span text:style-name="T9">arm_load_store :</text:span></text:p>
      <text:p text:style-name="P86"/>
      <text:p text:style-name="P50">Codage des instructions et débogage fini.</text:p>
      <text:p text:style-name="P42"/>
      <text:p text:style-name="P28"><text:span text:style-name="T26">. <text:s text:c="2"/></text:span><text:span text:style-name="T8">arm_branch_other :</text:span></text:p>
      <text:p text:style-name="P81"/>
      <text:p text:style-name="P54">******** <text:span text:style-name="T37">A ULYSSE*************</text:span></text:p>
      <text:p text:style-name="P54"/>
      <text:p text:style-name="P27"><text:span text:style-name="T21">. <text:s text:c="2"/></text:span><text:span text:style-name="T23">arm_</text:span><text:span text:style-name="T22">exception</text:span><text:span text:style-name="T9"> :</text:span></text:p>
      <text:p text:style-name="P108">Fin de la phase test. <text:s/>Test de la gestion d'exception croisées :</text:p>
      <text:p text:style-name="P109">Reception d'exception durant le traitement d'une autre exception.</text:p>
      <text:p text:style-name="P73"/>
      <text:p text:style-name="P39"/>
      <text:p text:style-name="P2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sans-serif" svg:font-family="sans-serif"/>
    <style:font-face style:name="Garamond1" svg:font-family="Garamond" style:font-family-generic="roman"/>
    <style:font-face style:name="garamond" svg:font-family="garamond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7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8.916cm" fo:text-indent="-0.635cm" fo:margin-left="8.91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suskley </meta:initial-creator>
    <meta:creation-date>2015-01-10T13:26:57.067782450</meta:creation-date>
    <meta:editing-duration>P2171DT12H48M5S</meta:editing-duration>
    <dc:date>2015-01-15T11:45:59.530575709</dc:date>
    <meta:editing-cycles>46</meta:editing-cycles>
    <meta:generator>LibreOffice/4.2.4.2$Linux_X86_64 LibreOffice_project/420m0$Build-2</meta:generator>
    <dc:creator>sidlakhr </dc:creator>
    <meta:document-statistic meta:table-count="0" meta:image-count="0" meta:object-count="0" meta:page-count="11" meta:paragraph-count="141" meta:word-count="1068" meta:character-count="7271" meta:non-whitespace-character-count="6256"/>
  </office:meta>
</office:document-meta>
</file>